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5.164cm"/>
    </style:style>
    <style:style style:name="co2" style:family="table-column">
      <style:table-column-properties fo:break-before="auto" style:column-width="21.142cm"/>
    </style:style>
    <style:style style:name="co3" style:family="table-column">
      <style:table-column-properties fo:break-before="auto" style:column-width="15.168cm"/>
    </style:style>
    <style:style style:name="co4" style:family="table-column">
      <style:table-column-properties fo:break-before="auto" style:column-width="7.987cm"/>
    </style:style>
    <style:style style:name="co5" style:family="table-column">
      <style:table-column-properties fo:break-before="auto" style:column-width="11.982cm"/>
    </style:style>
    <style:style style:name="co6" style:family="table-column">
      <style:table-column-properties fo:break-before="auto" style:column-width="16.799cm"/>
    </style:style>
    <style:style style:name="co7" style:family="table-column">
      <style:table-column-properties fo:break-before="auto" style:column-width="18.567cm"/>
    </style:style>
    <style:style style:name="co8" style:family="table-column">
      <style:table-column-properties fo:break-before="auto" style:column-width="13.869cm"/>
    </style:style>
    <style:style style:name="co9" style:family="table-column">
      <style:table-column-properties fo:break-before="auto" style:column-width="13.399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2.387cm" fo:break-before="auto" style:use-optimal-row-height="false"/>
    </style:style>
    <style:style style:name="ro3" style:family="table-row">
      <style:table-row-properties style:row-height="4.07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3.717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1.102cm" fo:break-before="auto" style:use-optimal-row-height="false"/>
    </style:style>
    <style:style style:name="ro9" style:family="table-row">
      <style:table-row-properties style:row-height="1.192cm" fo:break-before="auto" style:use-optimal-row-height="fals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 fo:wrap-option="wrap" fo:border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20pt" style:font-size-asian="20pt" style:font-size-complex="20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wrap-option="no-wrap" fo:border-left="4.51pt solid #a7074b" fo:border-right="4.51pt solid #000000" fo:border-top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4.51pt solid #a7074b" fo:background-color="#ffffff" style:text-align-source="fix" style:repeat-content="false" fo:wrap-option="no-wrap" fo:border-left="4.51pt solid #a7074b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6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0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4" style:family="table-cell" style:parent-style-name="Default">
      <style:table-cell-properties fo:border-bottom="4.51pt solid #a7074b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5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name-asian="Noto Sans CJK SC1" style:font-size-asian="15pt" style:font-name-complex="Lohit Marathi1" style:font-size-complex="15pt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2" style:family="table-cell" style:parent-style-name="Default">
      <style:table-cell-properties fo:border-bottom="0.74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6" style:family="table-cell" style:parent-style-name="Default">
      <style:table-cell-properties fo:border-bottom="0.74pt solid #000000" style:text-align-source="fix" style:repeat-content="false" fo:wrap-option="no-wrap" fo:border-left="4.51pt solid #d62e4e" fo:border-right="none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0" style:family="table-cell" style:parent-style-name="Default">
      <style:table-cell-properties fo:border-bottom="4.51pt solid #d62e4e" style:text-align-source="fix" style:repeat-content="false" fo:wrap-option="no-wrap" fo:border-left="4.51pt solid #d62e4e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9" style:family="table-cell" style:parent-style-name="Default">
      <style:table-cell-properties fo:border-bottom="4.51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38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9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42" style:family="table-cell" style:parent-style-name="Default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6" style:family="table-cell" style:parent-style-name="Default">
      <style:table-cell-properties fo:border-bottom="0.74pt solid #000000" style:text-align-source="fix" style:repeat-content="false" fo:wrap-option="no-wrap" fo:border-left="4.51pt solid #000000" fo:border-right="2.24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0" style:family="table-cell" style:parent-style-name="Default">
      <style:table-cell-properties fo:border-bottom="4.51pt solid #d62e4e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2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4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45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4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59" style:family="table-cell" style:parent-style-name="Bad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0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1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2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4" style:family="table-cell" style:parent-style-name="Goo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7" style:family="table-cell" style:parent-style-name="Goo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0" style:family="table-cell" style:parent-style-name="Goo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1" style:family="table-cell" style:parent-style-name="Good" style:data-style-name="N10003">
      <style:table-cell-properties fo:border-bottom="4.51pt solid #d62e4e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3" style:family="table-cell" style:parent-style-name="Ba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5" style:family="table-cell" style:parent-style-name="Bad" style:data-style-name="N10003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103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fo:language="uk" fo:country="UA" style:font-name-asian="Noto Sans CJK SC1" style:font-size-asian="15pt" style:font-name-complex="Lohit Marathi1" style:font-size-complex="15pt"/>
    </style:style>
    <style:style style:name="ce10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fo:language="uk" fo:country="UA" style:font-name-asian="Liberation Serif" style:font-size-asian="15pt" style:font-name-complex="Lohit Marathi1" style:font-size-complex="15pt"/>
    </style:style>
    <style:style style:name="ce112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Droid Sans" fo:font-size="14pt" style:font-size-asian="14pt" style:font-size-complex="14pt"/>
    </style:style>
    <style:style style:name="ce10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5" style:family="table-cell" style:parent-style-name="Bad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8" style:family="table-cell" style:parent-style-name="Bad">
      <style:table-cell-properties fo:border-bottom="0.74pt solid #000000" style:text-align-source="fix" style:repeat-content="false" fo:wrap-option="no-wrap" fo:border-left="4.51pt solid #000000" fo:border-right="2.24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9" style:family="table-cell" style:parent-style-name="Bad">
      <style:table-cell-properties fo:border-bottom="4.51pt solid #d62e4e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1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8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79" style:family="table-cell" style:parent-style-name="Default">
      <style:table-cell-properties fo:border-bottom="none" fo:border-left="none" fo:border-right="4.51pt solid #000000" fo:border-top="none"/>
    </style:style>
    <style:style style:name="ce114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5" style:family="table-cell" style:parent-style-name="Ba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Goo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4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2" style:family="table-cell" style:parent-style-name="Bad">
      <style:table-cell-properties fo:border-bottom="0.74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2" style:family="table-cell" style:parent-style-name="Bad">
      <style:table-cell-properties fo:border-bottom="0.74pt solid #000000" style:text-align-source="fix" style:repeat-content="false" fo:wrap-option="no-wrap" fo:border-left="4.51pt solid #000000" fo:border-right="4.51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3" style:family="table-cell" style:parent-style-name="Bad">
      <style:table-cell-properties fo:border-bottom="4.51pt solid #d62e4e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66" style:family="table-cell" style:parent-style-name="Good">
      <style:table-cell-properties fo:border-bottom="0.74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6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7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8" style:family="table-cell" style:parent-style-name="Neutral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9" style:family="table-cell" style:parent-style-name="Default">
      <style:table-cell-properties fo:border-bottom="0.06pt solid #000000" fo:border-left="4.51pt solid #000000" fo:border-right="4.51pt solid #000000" fo:border-top="0.06pt solid #000000"/>
    </style:style>
    <style:style style:name="ce90" style:family="table-cell" style:parent-style-name="Bad">
      <style:table-cell-properties fo:border-bottom="4.51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45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33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47" style:family="table-cell" style:parent-style-name="Goo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1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6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T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letter-kerning="true" fo:language="uk" fo:country="UA" style:language-asian="zh" style:country-asian="CN" style:language-complex="hi" style:country-complex="IN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9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10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11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style:font-name-complex="Lohit Marathi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 style:font-name-asian="Liberation Serif" style:font-name-complex="Lohit Marathi1"/>
    </style:style>
    <style:style style:name="T17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font-name-asian="Noto Sans CJK SC" style:font-name-complex="Lohit Marathi"/>
    </style:style>
    <style:style style:name="T18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22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18"/>
        <table:table-column table:style-name="co2" table:default-cell-style-name="ce27"/>
        <table:table-column table:style-name="co3" table:default-cell-style-name="ce33"/>
        <table:table-column table:style-name="co4" table:default-cell-style-name="ce63"/>
        <table:table-column table:style-name="co5" table:default-cell-style-name="ce27"/>
        <table:table-column table:style-name="co6" table:default-cell-style-name="ce77"/>
        <table:table-column table:style-name="co7" table:default-cell-style-name="ce75"/>
        <table:table-column table:style-name="co8" table:default-cell-style-name="ce84"/>
        <table:table-column table:style-name="co9" table:default-cell-style-name="ce12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3" office:value-type="string" calcext:value-type="string">
            <text:p><text:span text:style-name="T1">My fimfiction: </text:span><text:span text:style-name="T1"><text:a xlink:href="https://www.fimfiction.net/user/595939/volkov" xlink:type="simple">https://www.fimfiction.net/user/595939/volkov</text:a></text:span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4" office:value-type="string" calcext:value-type="string">
            <text:p>List hosted here: <text:a xlink:href="https://github.com/Vovkiv/mlp_fics_that_i_plan_to_translate" xlink:type="simple">https://github.com/Vovkiv/mlp_fics_that_i_plan_to_translate</text:a></text:p>
          </table:table-cell>
          <table:table-cell table:style-name="ce1" table:number-columns-repeated="3"/>
          <table:table-cell table:style-name="Default" table:number-columns-repeated="4"/>
          <table:table-cell table:style-name="ce87" office:value-type="string" calcext:value-type="string">
            <text:p>Yes (Author owns rights on cover and I allowed to use it, include editing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4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style-name="ce1" table:number-columns-repeated="2"/>
          <table:table-cell table:style-name="ce34" office:value-type="string" calcext:value-type="string">
            <text:p>Done (Fic is done, so it is safe to translate it.)</text:p>
          </table:table-cell>
          <table:table-cell table:style-name="ce66" office:value-type="string" calcext:value-type="string">
            <text:p><text:span text:style-name="T7">“</text:span><text:span text:style-name="T8">Translated title</text:span><text:span text:style-name="T9">”</text:span><text:span text:style-name="T10"> (Adapted/translated title.)</text:span></text:p>
          </table:table-cell>
          <table:table-cell table:style-name="ce34" office:value-type="string" calcext:value-type="string">
            <text:p>100 of 100 (Fic is 100% translated.)</text:p>
          </table:table-cell>
          <table:table-cell table:style-name="ce34" office:value-type="string" calcext:value-type="string">
            <text:p>[link] (Link to translated fic.)</text:p>
          </table:table-cell>
          <table:table-cell table:style-name="ce34" office:value-type="string" calcext:value-type="string">
            <text:p>Yes (I got permission to translate fic.)</text:p>
          </table:table-cell>
          <table:table-cell table:style-name="ce88" office:value-type="string" calcext:value-type="string">
            <text:p>Don’t Own Rights (Author doesn’t own rights on cover, so they took it from somewhere else. Doesn’t matter, it author asked from artist or not about permission. I still need ask original artist about permission myself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5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WIP</text:p>
          </table:table-cell>
          <table:table-cell table:style-name="ce58" office:value-type="string" calcext:value-type="string">
            <text:p>Unknown</text:p>
          </table:table-cell>
          <table:table-cell table:style-name="ce58" table:number-columns-repeated="3"/>
          <table:table-cell table:style-name="ce79"/>
          <table:table-cell table:style-name="ce89"/>
          <table:table-cell/>
          <table:table-cell table:style-name="ce78"/>
          <table:table-cell table:number-columns-repeated="10"/>
        </table:table-row>
        <table:table-row table:style-name="ro6">
          <table:table-cell table:style-name="ce9" office:value-type="string" calcext:value-type="string">
            <text:p>Fics from same series (e.g: «Long Road to Friendship» and «Spectacular Sever») will be connected to same border. And numbers represent order, in which each fic was posted.</text:p>
          </table:table-cell>
          <table:table-cell table:style-name="ce1" table:number-columns-repeated="2"/>
          <table:table-cell table:style-name="ce59" office:value-type="string" calcext:value-type="string">
            <text:p>Not Done (Fic is not yet done; Fic dead. I won’t translate fic in this state, unless I really want to, but otherwise no.)</text:p>
          </table:table-cell>
          <table:table-cell table:style-name="ce67" office:value-type="string" calcext:value-type="string">
            <text:p><text:span text:style-name="T11">[Original]</text:span><text:span text:style-name="T12"> (Title cannot be translated; Author didn’t allow to translated title;</text:span><text:span text:style-name="T13"> I didn’t translated title yet;)</text:span></text:p>
          </table:table-cell>
          <table:table-cell table:style-name="ce59" office:value-type="string" calcext:value-type="string">
            <text:p>10 of 100 (Fic is not yet 100% translated.)</text:p>
          </table:table-cell>
          <table:table-cell table:style-name="ce59" office:value-type="string" calcext:value-type="string">
            <text:p>No (Author denied permission for translation; Link was removed for some reason, including author take down; I don’t want to share with WIP translation yet;)</text:p>
          </table:table-cell>
          <table:table-cell table:style-name="ce59" office:value-type="string" calcext:value-type="string">
            <text:p>No (Author didn’t allowed me to translate their fic; I Didn’t asked about permission yet; I asked author about permission, but didn’t got answer back;)</text:p>
          </table:table-cell>
          <table:table-cell table:style-name="ce90" office:value-type="string" calcext:value-type="string">
            <text:p><text:span text:style-name="T20">No (Author of fic owns rights on cover, but I can’t use it; I didn’t asked about permission yet; </text:span><text:span text:style-name="T21">I asked author about permission, but didn’t got answer back; </text:span><text:span text:style-name="T22">Author didn’t allowed me to translate fic; Fic doesn't have cover at all;)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8" office:value-type="string" calcext:value-type="string">
            <text:p>Original – Fic title:</text:p>
          </table:table-cell>
          <table:table-cell table:style-name="ce8" office:value-type="string" calcext:value-type="string">
            <text:p>Original – Link to fic:</text:p>
          </table:table-cell>
          <table:table-cell table:style-name="ce8" office:value-type="string" calcext:value-type="string">
            <text:p>Original - Link to author’s fimfiction page:</text:p>
          </table:table-cell>
          <table:table-cell table:style-name="ce8" office:value-type="string" calcext:value-type="string">
            <text:p>Original – Fic status:</text:p>
          </table:table-cell>
          <table:table-cell table:style-name="ce8" office:value-type="string" calcext:value-type="string">
            <text:p><text:span text:style-name="T14">Translation</text:span> – Fic title:</text:p>
          </table:table-cell>
          <table:table-cell table:style-name="ce8" office:value-type="string" calcext:value-type="string">
            <text:p><text:span text:style-name="T14">Translation – C</text:span><text:span text:style-name="T18">hapters c</text:span><text:span text:style-name="T19">ompletion:</text:span></text:p>
          </table:table-cell>
          <table:table-cell table:style-name="ce8" office:value-type="string" calcext:value-type="string">
            <text:p><text:span text:style-name="T14">Translation</text:span> - Link to fic:</text:p>
          </table:table-cell>
          <table:table-cell table:style-name="ce8" office:value-type="string" calcext:value-type="string">
            <text:p>Translation - Permission to translate:</text:p>
          </table:table-cell>
          <table:table-cell table:style-name="ce8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Long Road to Friendship</text:p>
          </table:table-cell>
          <table:table-cell table:style-name="ce37" office:value-type="string" calcext:value-type="string">
            <text:p><text:span text:style-name="T4"><text:a xlink:href="https://www.fimfiction.net/story/144198/long-road-to-friendship" xlink:type="simple">https://www.fimfiction.net/story/144198/long-road-to-friendship</text:a></text:span></text:p>
          </table:table-cell>
          <table:table-cell table:style-name="ce4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50" office:value-type="string" calcext:value-type="string">
            <text:p>Done</text:p>
          </table:table-cell>
          <table:table-cell table:style-name="ce39" office:value-type="string" calcext:value-type="string">
            <text:p>“Довга Дорога до Дружби”</text:p>
          </table:table-cell>
          <table:table-cell table:style-name="ce104" office:value-type="string" calcext:value-type="string">
            <text:p>7 of 43</text:p>
          </table:table-cell>
          <table:table-cell table:style-name="ce104" office:value-type="string" calcext:value-type="string">
            <text:p>No</text:p>
          </table:table-cell>
          <table:table-cell table:number-columns-repeated="2" table:style-name="ce114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5" office:value-type="string" calcext:value-type="string">
            <text:p>2. Spectacular Seven</text:p>
          </table:table-cell>
          <table:table-cell table:style-name="ce38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45"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table:style-name="ce51" office:value-type="string" calcext:value-type="string">
            <text:p>Not Done</text:p>
          </table:table-cell>
          <table:table-cell table:style-name="ce103" office:value-type="string" calcext:value-type="string">
            <text:p><text:span text:style-name="T11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51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4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0" office:value-type="string" calcext:value-type="string">
            <text:p>Done</text:p>
          </table:table-cell>
          <table:table-cell table:style-name="ce107" office:value-type="string" calcext:value-type="string">
            <text:p><text:span text:style-name="T11">[Original]</text:span></text:p>
          </table:table-cell>
          <table:table-cell table:style-name="ce104" office:value-type="string" calcext:value-type="string">
            <text:p>0 of 26</text:p>
          </table:table-cell>
          <table:table-cell table:style-name="ce108"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5" office:value-type="string" calcext:value-type="string">
            <text:p><text:s/>2. Undead Robot Bug Crusaders: Unusual Lives </text:p>
          </table:table-cell>
          <table:table-cell table:style-name="ce38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4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2" office:value-type="string" calcext:value-type="string">
            <text:p>Not Done</text:p>
          </table:table-cell>
          <table:table-cell table:style-name="ce110" office:value-type="string" calcext:value-type="string">
            <text:p><text:span text:style-name="T11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109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6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4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0" office:value-type="string" calcext:value-type="string">
            <text:p>Done</text:p>
          </table:table-cell>
          <table:table-cell table:style-name="ce111" office:value-type="string" calcext:value-type="string">
            <text:p><text:span text:style-name="T15">"</text:span><text:span text:style-name="T16">Втеча</text:span><text:span text:style-name="T17">”</text:span></text:p>
          </table:table-cell>
          <table:table-cell table:style-name="ce50" office:value-type="string" calcext:value-type="string">
            <text:p>1 of 1</text:p>
          </table:table-cell>
          <table:table-cell table:style-name="ce108" office:value-type="string" calcext:value-type="string">
            <text:p>No</text:p>
          </table:table-cell>
          <table:table-cell table:style-name="ce132" office:value-type="string" calcext:value-type="string">
            <text:p>Yes</text:p>
          </table:table-cell>
          <table:table-cell table:style-name="ce145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table:style-name="ce20"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Як врятувати життя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24" office:value-type="string" calcext:value-type="string">
            <text:p>3. Forgive Me, Friend</text:p>
          </table:table-cell>
          <table:table-cell table:style-name="ce38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45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4" office:value-type="string" calcext:value-type="string">
            <text:p>Done</text:p>
          </table:table-cell>
          <table:table-cell table:style-name="ce38" office:value-type="string" calcext:value-type="string">
            <text:p>[Original]</text:p>
          </table:table-cell>
          <table:table-cell table:style-name="ce51" office:value-type="string" calcext:value-type="string">
            <text:p>0 of 1</text:p>
          </table:table-cell>
          <table:table-cell table:style-name="ce109" office:value-type="string" calcext:value-type="string">
            <text:p>No</text:p>
          </table:table-cell>
          <table:table-cell table:style-name="ce135" office:value-type="string" calcext:value-type="string">
            <text:p>Yes</text:p>
          </table:table-cell>
          <table:table-cell table:style-name="ce147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4" office:value-type="string" calcext:value-type="string">
            <text:p><text:span text:style-name="T2">What Mistakes Tell Us</text:span></text:p>
          </table:table-cell>
          <table:table-cell table:style-name="ce26" office:value-type="string" calcext:value-type="string">
            <text:p><text:span text:style-name="T4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3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7" office:value-type="string" calcext:value-type="string">
            <text:p><text:span text:style-name="T3">Fallout: Equestria</text:span></text:p>
          </table:table-cell>
          <table:table-cell office:value-type="string" calcext:value-type="string">
            <text:p><text:span text:style-name="T4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<text:s/>6 of 49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3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<text:s/>Many Mirrors 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2</text:p>
          </table:table-cell>
          <table:table-cell table:number-columns-repeated="2"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4" office:value-type="string" calcext:value-type="string">
            <text:p>Not 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WIP</text:p>
          </table:table-cell>
          <table:table-cell table:number-columns-repeated="2"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“Пончики”</text:p>
          </table:table-cell>
          <table:table-cell table:style-name="ce63" office:value-type="string" calcext:value-type="string">
            <text:p>1 of 1</text:p>
          </table:table-cell>
          <table:table-cell table:style-name="ce63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85" office:value-type="string" calcext:value-type="string">
            <text:p>Yes</text:p>
          </table:table-cell>
          <table:table-cell table:style-name="ce92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синхронність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Спарк Баг під дощем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нтропологія"</text:p>
          </table:table-cell>
          <table:table-cell office:value-type="string" calcext:value-type="string">
            <text:p>0 of 31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Бомби Тріксі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77" office:value-type="string" calcext:value-type="string">
            <text:p>Not 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WIP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Purely Fantastical</text:p>
          </table:table-cell>
          <table:table-cell table:style-name="ce42"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42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<text:s/>Lawgistics</text:p>
          </table:table-cell>
          <table:table-cell table:style-name="ce42"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42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So Cheesy...</text:p>
          </table:table-cell>
          <table:table-cell table:style-name="ce42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42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6" office:value-type="string" calcext:value-type="string">
            <text:p>1. I Am Not Sombra</text:p>
          </table:table-cell>
          <table:table-cell table:style-name="ce56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56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100" office:value-type="string" calcext:value-type="string">
            <text:p>Done</text:p>
          </table:table-cell>
          <table:table-cell table:style-name="ce56" office:value-type="string" calcext:value-type="string">
            <text:p>[Original]</text:p>
          </table:table-cell>
          <table:table-cell table:style-name="ce128" office:value-type="string" calcext:value-type="string">
            <text:p>0 of 32</text:p>
          </table:table-cell>
          <table:table-cell table:style-name="ce128" office:value-type="string" calcext:value-type="string">
            <text:p>No</text:p>
          </table:table-cell>
          <table:table-cell table:number-columns-repeated="2" table:style-name="ce152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40" office:value-type="string" calcext:value-type="string">
            <text:p>2. The Ruler of Ponies and Men</text:p>
          </table:table-cell>
          <table:table-cell table:style-name="ce60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60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101" office:value-type="string" calcext:value-type="string">
            <text:p>Done</text:p>
          </table:table-cell>
          <table:table-cell table:style-name="ce60" office:value-type="string" calcext:value-type="string">
            <text:p>[Original]</text:p>
          </table:table-cell>
          <table:table-cell table:style-name="ce129" office:value-type="string" calcext:value-type="string">
            <text:p>0 of 59</text:p>
          </table:table-cell>
          <table:table-cell table:style-name="ce129" office:value-type="string" calcext:value-type="string">
            <text:p>No</text:p>
          </table:table-cell>
          <table:table-cell table:number-columns-repeated="2" table:style-name="ce153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Lasting Memories</text:p>
          </table:table-cell>
          <table:table-cell table:style-name="ce42"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table:style-name="ce42" office:value-type="string" calcext:value-type="string">
            <text:p><text:span text:style-name="T6"><text:a xlink:href="https://www.fimfiction.net/user/369104/Boopy+Doopy" xlink:type="simple">https://www.fimfiction.net/user/369104/Boopy+Doopy</text:a></text:span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5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<text:s/>My Little Pony: Train in Equestria </text:p>
          </table:table-cell>
          <table:table-cell table:style-name="ce42"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table:style-name="ce42"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123" office:value-type="string" calcext:value-type="string">
            <text:p>Not 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WIP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66" office:value-type="string" calcext:value-type="string">
            <text:p>Yes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<text:s/>You're not Twilight </text:p>
          </table:table-cell>
          <table:table-cell table:style-name="ce42"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table:style-name="ce42"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123" office:value-type="string" calcext:value-type="string">
            <text:p>Not 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WIP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9"/>
          <table:table-cell table:style-name="ce22" table:number-columns-repeated="2"/>
          <table:table-cell table:style-name="ce65"/>
          <table:table-cell table:style-name="ce22"/>
          <table:table-cell table:style-name="ce61" table:number-columns-repeated="2"/>
          <table:table-cell table:style-name="ce86" table:number-columns-repeated="2"/>
          <table:table-cell table:number-columns-repeated="12"/>
        </table:table-row>
        <table:table-row table:style-name="ro11" table:number-rows-repeated="3">
          <table:table-cell table:style-name="ce1" table:number-columns-repeated="10"/>
          <table:table-cell table:number-columns-repeated="11"/>
        </table:table-row>
        <table:table-row table:style-name="ro11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1">00.00.0000</text:date>, <text:time style:data-style-name="N2" text:time-value="23:59:45.0403076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7-01T00:00:07.034989078</dc:date>
    <meta:editing-duration>PT9H4M31S</meta:editing-duration>
    <meta:editing-cycles>491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291" meta:object-count="0"/>
  </office:meta>
</office:document-meta>
</file>